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15cm" draw:marker-end="Arrow" draw:marker-end-width="0.15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5cm" draw:marker-start-center="false" draw:marker-end="Arrow" draw:marker-end-width="0.15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15cm" draw:marker-end="Arrow" draw:marker-end-width="0.1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15cm" draw:marker-end="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45cm" draw:marker-end="Arrow" draw:marker-end-width="0.4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15cm" draw:marker-end="Arrow" draw:marker-end-width="0.15cm" draw:fill="solid" draw:fill-color="#ffffff" fo:min-height="0.726cm"/>
    </style:style>
    <style:style style:name="gr13" style:family="graphic" style:parent-style-name="standard">
      <style:graphic-properties draw:stroke="dash" draw:stroke-dash="Fine_20_Dashed" draw:marker-start="" draw:marker-start-width="0.15cm" draw:marker-end="" draw:marker-end-width="0.15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3.048cm"/>
    </style:style>
    <style:style style:name="gr15" style:family="graphic" style:parent-style-name="standard">
      <style:graphic-properties draw:marker-start="" draw:marker-start-width="0.15cm" draw:marker-end="" draw:marker-end-width="0.15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3.047cm"/>
    </style:style>
    <style:style style:name="gr17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1.563cm"/>
    </style:style>
    <style:style style:name="gr18" style:family="graphic" style:parent-style-name="standard">
      <style:graphic-properties draw:ole-draw-aspect="1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0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9" style:family="paragraph">
      <style:paragraph-properties fo:margin-left="0cm" fo:margin-right="0cm" fo:text-indent="0cm"/>
      <style:text-properties fo:font-size="22pt" style:font-size-asian="14pt" style:font-size-complex="14pt"/>
    </style:style>
    <style:style style:name="P10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2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0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6" draw:layer="layout" svg:width="30cm" svg:height="30cm" svg:x="-29.7cm" svg:y="-7cm">
          <text:p/>
        </draw:rect>
        <draw:connector draw:style-name="gr2" draw:text-style-name="P1" draw:layer="layout" draw:type="line" svg:x1="-22.803cm" svg:y1="12.634cm" svg:x2="-22.799cm" svg:y2="1.267cm" draw:start-shape="id1" draw:start-glue-point="4" draw:end-shape="id2" draw:end-glue-point="8">
          <text:p/>
        </draw:connector>
        <draw:connector draw:style-name="gr3" draw:text-style-name="P1" draw:layer="layout" draw:type="line" svg:x1="-22.387cm" svg:y1="13.05cm" svg:x2="-8.203cm" svg:y2="8.75cm" draw:start-shape="id1" draw:start-glue-point="10" draw:end-shape="id3" draw:end-glue-point="6">
          <text:p/>
        </draw:connector>
        <draw:connector draw:style-name="gr2" draw:text-style-name="P1" draw:layer="layout" draw:type="line" svg:x1="-22.387cm" svg:y1="13.05cm" svg:x2="-6.915cm" svg:y2="3.55cm" draw:start-shape="id1" draw:start-glue-point="10" draw:end-shape="id4" draw:end-glue-point="6">
          <text:p/>
        </draw:connector>
        <draw:connector draw:style-name="gr2" draw:text-style-name="P1" draw:layer="layout" draw:type="line" svg:x1="-22.387cm" svg:y1="13.05cm" svg:x2="-8.215cm" svg:y2="0.85cm" draw:start-shape="id1" draw:start-glue-point="10" draw:end-shape="id5" draw:end-glue-point="6">
          <text:p/>
        </draw:connector>
        <draw:connector draw:style-name="gr2" draw:text-style-name="P1" draw:layer="layout" draw:type="line" svg:x1="-22.501cm" svg:y1="1.144cm" svg:x2="-8.203cm" svg:y2="8.75cm" draw:start-shape="id2" draw:start-glue-point="9" draw:end-shape="id3" draw:end-glue-point="6">
          <text:p/>
        </draw:connector>
        <draw:connector draw:style-name="gr2" draw:text-style-name="P1" draw:layer="layout" draw:type="line" svg:x1="-22.501cm" svg:y1="1.144cm" svg:x2="-6.915cm" svg:y2="3.55cm" draw:start-shape="id2" draw:start-glue-point="9" draw:end-shape="id4" draw:end-glue-point="6">
          <text:p/>
        </draw:connector>
        <draw:connector draw:style-name="gr2" draw:text-style-name="P1" draw:layer="layout" draw:type="line" svg:x1="-22.379cm" svg:y1="0.85cm" svg:x2="-8.215cm" svg:y2="0.85cm" draw:start-shape="id2" draw:start-glue-point="10" draw:end-shape="id5" draw:end-glue-point="6">
          <text:p/>
        </draw:connector>
        <draw:connector draw:style-name="gr2" draw:text-style-name="P1" draw:layer="layout" draw:type="line" svg:x1="-7.787cm" svg:y1="8.334cm" svg:x2="-6.499cm" svg:y2="3.967cm" draw:start-shape="id3" draw:start-glue-point="4" draw:end-shape="id4" draw:end-glue-point="8">
          <text:p/>
        </draw:connector>
        <draw:connector draw:style-name="gr2" draw:text-style-name="P1" draw:layer="layout" draw:type="line" svg:x1="-7.787cm" svg:y1="8.334cm" svg:x2="-7.799cm" svg:y2="1.267cm" draw:start-shape="id3" draw:start-glue-point="4" draw:end-shape="id5" draw:end-glue-point="8">
          <text:p/>
        </draw:connector>
        <draw:connector draw:style-name="gr2" draw:text-style-name="P1" draw:layer="layout" draw:type="line" svg:x1="-7.799cm" svg:y1="1.267cm" svg:x2="-6.499cm" svg:y2="3.134cm" draw:start-shape="id5" draw:start-glue-point="8" draw:end-shape="id4" draw:end-glue-point="4">
          <text:p/>
        </draw:connector>
        <draw:g>
          <draw:custom-shape draw:style-name="gr4" draw:text-style-name="P3" draw:id="id1" draw:layer="layout" svg:width="0.834cm" svg:height="0.833cm" svg:x="-23.219cm" svg:y="12.634cm">
            <text:p text:style-name="P2"><text:span text:style-name="T1">4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-28.704cm" svg:y="7.2cm">
            <text:p/>
          </draw:ellipse>
          <draw:circle draw:style-name="gr6" draw:text-style-name="P1" draw:layer="layout" svg:width="6.86cm" svg:height="6.86cm" svg:x="-26.232cm" svg:y="9.62cm">
            <text:p/>
          </draw:circle>
        </draw:g>
        <draw:g>
          <draw:custom-shape draw:style-name="gr4" draw:text-style-name="P3" draw:id="id2" draw:layer="layout" svg:width="0.841cm" svg:height="0.833cm" svg:x="-23.218cm" svg:y="0.434cm">
            <text:p text:style-name="P2"><text:span text:style-name="T1">5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-28.7cm" svg:y="-5cm">
            <text:p/>
          </draw:ellipse>
          <draw:circle draw:style-name="gr6" draw:text-style-name="P1" draw:layer="layout" svg:width="6.86cm" svg:height="6.86cm" svg:x="-26.228cm" svg:y="-2.58cm">
            <text:p/>
          </draw:circle>
        </draw:g>
        <draw:g>
          <draw:custom-shape draw:style-name="gr7" draw:text-style-name="P5" draw:id="id3" draw:layer="layout" svg:width="0.834cm" svg:height="0.833cm" svg:x="-8.203cm" svg:y="8.334cm">
            <text:p text:style-name="P4"><text:span text:style-name="T2">3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8" draw:text-style-name="P6" draw:layer="layout" svg:width="11.804cm" svg:height="11.7cm" svg:x="-13.688cm" svg:y="2.9cm">
            <text:p/>
          </draw:ellipse>
          <draw:circle draw:style-name="gr9" draw:text-style-name="P6" draw:layer="layout" svg:width="6.86cm" svg:height="6.86cm" svg:x="-11.216cm" svg:y="5.32cm">
            <text:p/>
          </draw:circle>
        </draw:g>
        <draw:g>
          <draw:custom-shape draw:style-name="gr4" draw:text-style-name="P3" draw:id="id4" draw:layer="layout" svg:width="0.834cm" svg:height="0.833cm" svg:x="-6.915cm" svg:y="3.134cm">
            <text:p text:style-name="P2"><text:span text:style-name="T1">1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ircle draw:style-name="gr10" draw:text-style-name="P1" draw:layer="layout" svg:width="6.86cm" svg:height="6.86cm" svg:x="-9.928cm" svg:y="0.12cm">
            <text:p/>
          </draw:circle>
          <draw:ellipse draw:style-name="gr11" draw:text-style-name="P1" draw:layer="layout" svg:width="11.804cm" svg:height="11.7cm" svg:x="-12.4cm" svg:y="-2.3cm">
            <text:p/>
          </draw:ellipse>
        </draw:g>
        <draw:connector draw:style-name="gr2" draw:text-style-name="P1" draw:layer="layout" draw:type="line" svg:x1="-14.7cm" svg:y1="-7cm" svg:x2="-14.7cm" svg:y2="-7cm" draw:start-shape="id6" draw:end-shape="id6">
          <text:p/>
        </draw:connector>
        <draw:frame draw:style-name="gr12" draw:text-style-name="P7" draw:layer="layout" svg:width="6.5cm" svg:height="1.775cm" svg:x="-22.2cm" svg:y="-7.8cm">
          <draw:text-box>
            <text:p text:style-name="P2"><text:span text:style-name="T3">Spielewelt</text:span></text:p>
          </draw:text-box>
        </draw:frame>
        <draw:g>
          <draw:custom-shape draw:style-name="gr4" draw:text-style-name="P3" draw:id="id5" draw:layer="layout" svg:width="0.834cm" svg:height="0.833cm" svg:x="-8.215cm" svg:y="0.434cm">
            <text:p text:style-name="P2"><text:span text:style-name="T1">2</text:span></text:p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ellipse draw:style-name="gr5" draw:text-style-name="P1" draw:layer="layout" svg:width="11.804cm" svg:height="11.7cm" svg:x="-13.7cm" svg:y="-5cm">
            <text:p/>
          </draw:ellipse>
          <draw:circle draw:style-name="gr6" draw:text-style-name="P1" draw:layer="layout" svg:width="6.86cm" svg:height="6.86cm" svg:x="-11.228cm" svg:y="-2.58cm">
            <text:p/>
          </draw:circle>
        </draw:g>
        <draw:g>
          <draw:line draw:style-name="gr13" draw:text-style-name="P8" draw:layer="layout" svg:x1="-15.855cm" svg:y1="16.897cm" svg:x2="-13.163cm" svg:y2="16.897cm">
            <text:p/>
          </draw:line>
          <draw:frame draw:style-name="gr14" draw:text-style-name="P10" draw:layer="layout" svg:width="8.074cm" svg:height="3.298cm" svg:x="-12.763cm" svg:y="16cm">
            <draw:text-box>
              <text:p text:style-name="P9"><text:span text:style-name="T4">Öffentliche Zone</text:span></text:p>
            </draw:text-box>
          </draw:frame>
          <draw:line draw:style-name="gr15" draw:text-style-name="P8" draw:layer="layout" svg:x1="-15.855cm" svg:y1="18.692cm" svg:x2="-13.163cm" svg:y2="18.692cm">
            <text:p/>
          </draw:line>
          <draw:frame draw:style-name="gr16" draw:text-style-name="P10" draw:layer="layout" svg:width="11.663cm" svg:height="3.297cm" svg:x="-12.763cm" svg:y="17.795cm">
            <draw:text-box>
              <text:p text:style-name="P9"><text:span text:style-name="T4">Private und Soziale Zone</text:span></text:p>
            </draw:text-box>
          </draw:frame>
          <draw:line draw:style-name="gr2" draw:text-style-name="P8" draw:layer="layout" svg:x1="-15.675cm" svg:y1="20.485cm" svg:x2="-12.983cm" svg:y2="20.485cm">
            <text:p/>
          </draw:line>
          <draw:frame draw:style-name="gr17" draw:text-style-name="P12" draw:layer="layout" svg:width="11.663cm" svg:height="1.813cm" svg:x="-12.763cm" svg:y="19.588cm">
            <draw:text-box>
              <text:p text:style-name="P11"><text:span text:style-name="T4">Audioverbindung</text:span></text:p>
            </draw:text-box>
          </draw:frame>
        </draw:g>
        <draw:frame draw:style-name="gr18" draw:layer="layout" svg:width="46.798cm" svg:height="28.078cm" svg:x="2.202cm" svg:y="-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19" draw:text-style-name="P1" draw:layer="layout" svg:width="49cm" svg:height="30cm" svg:x="1cm" svg:y="-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05T16:11:18</dc:date>
    <meta:editing-cycles>5</meta:editing-cycles>
    <meta:editing-duration>PT1H42M4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9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666666" draw:fill-hatch-name="Black_20_0_20_Degrees" dr3d:edge-rounding="0%"/>
      <style:text-properties fo:font-size="6pt" style:font-size-asian="6pt" style:font-size-complex="6pt"/>
    </style:style>
    <style:style style:name="ch11" style:family="chart">
      <style:graphic-properties draw:fill="solid" draw:fill-color="#000000" draw:fill-hatch-name="Black_20_90_20_Degrees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2.943cm" svg:y="1.661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9.526cm" svg:y="10.932cm" chart:style-name="ch5">
              <text:p>Zeit (s) </text:p>
            </chart:title>
            <chart:categories table:cell-range-address="local-table.$A$2:.$A$70"/>
          </chart:axis>
          <chart:axis chart:dimension="y" chart:name="primary-y" chart:style-name="ch4">
            <chart:title svg:x="0.396cm" svg:y="7.316cm" chart:style-name="ch6">
              <text:p>Bandbreite (Kbyte/s)</text:p>
            </chart:title>
            <chart:grid chart:style-name="ch7" chart:class="major"/>
          </chart:axis>
          <chart:series chart:style-name="ch8" chart:values-cell-range-address="local-table.$B$2:.$B$70" chart:label-cell-address="local-table.$B$1" chart:class="chart:area">
            <chart:data-point chart:repeated="69"/>
          </chart:series>
          <chart:series chart:style-name="ch9" chart:values-cell-range-address="local-table.$C$2:.$C$70" chart:label-cell-address="local-table.$C$1" chart:class="chart:area">
            <chart:data-point chart:repeated="69"/>
          </chart:series>
          <chart:series chart:style-name="ch10" chart:values-cell-range-address="local-table.$D$2:.$D$70" chart:label-cell-address="local-table.$D$1" chart:class="chart:area">
            <chart:data-point chart:repeated="69"/>
          </chart:series>
          <chart:series chart:style-name="ch11" chart:values-cell-range-address="local-table.$E$2:.$E$70" chart:label-cell-address="local-table.$E$1" chart:class="chart:area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with Player 2</text:p>
              </table:table-cell>
              <table:table-cell office:value-type="string">
                <text:p>Traffic with Player 3</text:p>
              </table:table-cell>
              <table:table-cell office:value-type="string">
                <text:p>Traffic with Player 4</text:p>
              </table:table-cell>
              <table:table-cell office:value-type="string">
                <text:p>Traffic with Player 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24">
                <text:p>5.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32">
                <text:p>12.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6">
                <text:p>12.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2">
                <text:p>13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38">
                <text:p>12.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86">
                <text:p>13.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52">
                <text:p>13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2">
                <text:p>10.592</text:p>
              </table:table-cell>
              <table:table-cell office:value-type="float" office:value="2.765">
                <text:p>2.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8.894">
                <text:p>8.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312">
                <text:p>13.312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04">
                <text:p>11.904</text:p>
              </table:table-cell>
              <table:table-cell office:value-type="float" office:value="7.744">
                <text:p>7.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94">
                <text:p>9.694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62">
                <text:p>10.462</text:p>
              </table:table-cell>
              <table:table-cell office:value-type="float" office:value="6.208">
                <text:p>6.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04">
                <text:p>10.304</text:p>
              </table:table-cell>
              <table:table-cell office:value-type="float" office:value="6.528">
                <text:p>6.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12">
                <text:p>11.7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72">
                <text:p>11.872</text:p>
              </table:table-cell>
              <table:table-cell office:value-type="float" office:value="8.576">
                <text:p>8.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44">
                <text:p>10.944</text:p>
              </table:table-cell>
              <table:table-cell office:value-type="float" office:value="7.424">
                <text:p>7.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06">
                <text:p>13.406</text:p>
              </table:table-cell>
              <table:table-cell office:value-type="float" office:value="8.958">
                <text:p>8.958</text:p>
              </table:table-cell>
              <table:table-cell office:value-type="float" office:value="2.995">
                <text:p>2.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28">
                <text:p>12.128</text:p>
              </table:table-cell>
              <table:table-cell office:value-type="float" office:value="8.704">
                <text:p>8.704</text:p>
              </table:table-cell>
              <table:table-cell office:value-type="float" office:value="11.648">
                <text:p>11.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94">
                <text:p>12.094</text:p>
              </table:table-cell>
              <table:table-cell office:value-type="float" office:value="9.696">
                <text:p>9.696</text:p>
              </table:table-cell>
              <table:table-cell office:value-type="float" office:value="11.008">
                <text:p>11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52">
                <text:p>11.552</text:p>
              </table:table-cell>
              <table:table-cell office:value-type="float" office:value="8.99">
                <text:p>8.99</text:p>
              </table:table-cell>
              <table:table-cell office:value-type="float" office:value="10.144">
                <text:p>1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12">
                <text:p>12.512</text:p>
              </table:table-cell>
              <table:table-cell office:value-type="float" office:value="8.896">
                <text:p>8.896</text:p>
              </table:table-cell>
              <table:table-cell office:value-type="float" office:value="11.712">
                <text:p>11.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6">
                <text:p>13.76</text:p>
              </table:table-cell>
              <table:table-cell office:value-type="float" office:value="9.408">
                <text:p>9.408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4">
                <text:p>11.134</text:p>
              </table:table-cell>
              <table:table-cell office:value-type="float" office:value="7.872">
                <text:p>7.872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  <table:table-cell office:value-type="float" office:value="8.318">
                <text:p>8.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16">
                <text:p>12.416</text:p>
              </table:table-cell>
              <table:table-cell office:value-type="float" office:value="8.896">
                <text:p>8.896</text:p>
              </table:table-cell>
              <table:table-cell office:value-type="float" office:value="13.152">
                <text:p>13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2">
                <text:p>12.32</text:p>
              </table:table-cell>
              <table:table-cell office:value-type="float" office:value="8.864">
                <text:p>8.864</text:p>
              </table:table-cell>
              <table:table-cell office:value-type="float" office:value="9.088">
                <text:p>9.088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">
                <text:p>10.59</text:p>
              </table:table-cell>
              <table:table-cell office:value-type="float" office:value="8.128">
                <text:p>8.128</text:p>
              </table:table-cell>
              <table:table-cell office:value-type="float" office:value="11.998">
                <text:p>11.998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4">
                <text:p>13.44</text:p>
              </table:table-cell>
              <table:table-cell office:value-type="float" office:value="9.342">
                <text:p>9.342</text:p>
              </table:table-cell>
              <table:table-cell office:value-type="float" office:value="13.28">
                <text:p>13.2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182">
                <text:p>13.182</text:p>
              </table:table-cell>
              <table:table-cell office:value-type="float" office:value="7.776">
                <text:p>7.776</text:p>
              </table:table-cell>
              <table:table-cell office:value-type="float" office:value="12.064">
                <text:p>12.0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6.624">
                <text:p>6.624</text:p>
              </table:table-cell>
              <table:table-cell office:value-type="float" office:value="10.496">
                <text:p>10.496</text:p>
              </table:table-cell>
              <table:table-cell office:value-type="float" office:value="6.784">
                <text:p>6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6">
                <text:p>12.96</text:p>
              </table:table-cell>
              <table:table-cell office:value-type="float" office:value="8.608">
                <text:p>8.608</text:p>
              </table:table-cell>
              <table:table-cell office:value-type="float" office:value="11.806">
                <text:p>11.806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4">
                <text:p>12.64</text:p>
              </table:table-cell>
              <table:table-cell office:value-type="float" office:value="7.646">
                <text:p>7.646</text:p>
              </table:table-cell>
              <table:table-cell office:value-type="float" office:value="10.08">
                <text:p>10.08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7.104">
                <text:p>7.104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1">
                <text:p>10.91</text:p>
              </table:table-cell>
              <table:table-cell office:value-type="float" office:value="7.36">
                <text:p>7.36</text:p>
              </table:table-cell>
              <table:table-cell office:value-type="float" office:value="10.528">
                <text:p>10.528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38">
                <text:p>14.238</text:p>
              </table:table-cell>
              <table:table-cell office:value-type="float" office:value="7.872">
                <text:p>7.872</text:p>
              </table:table-cell>
              <table:table-cell office:value-type="float" office:value="13.472">
                <text:p>13.472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2">
                <text:p>13.312</text:p>
              </table:table-cell>
              <table:table-cell office:value-type="float" office:value="8.736">
                <text:p>8.736</text:p>
              </table:table-cell>
              <table:table-cell office:value-type="float" office:value="10.974">
                <text:p>10.974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8">
                <text:p>8</text:p>
              </table:table-cell>
              <table:table-cell office:value-type="float" office:value="13.504">
                <text:p>13.504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6.016">
                <text:p>6.016</text:p>
              </table:table-cell>
              <table:table-cell office:value-type="float" office:value="11.038">
                <text:p>11.038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88">
                <text:p>11.488</text:p>
              </table:table-cell>
              <table:table-cell office:value-type="float" office:value="7.488">
                <text:p>7.488</text:p>
              </table:table-cell>
              <table:table-cell office:value-type="float" office:value="11.904">
                <text:p>11.904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24">
                <text:p>11.424</text:p>
              </table:table-cell>
              <table:table-cell office:value-type="float" office:value="7.424">
                <text:p>7.424</text:p>
              </table:table-cell>
              <table:table-cell office:value-type="float" office:value="10.688">
                <text:p>10.6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72">
                <text:p>13.372</text:p>
              </table:table-cell>
              <table:table-cell office:value-type="float" office:value="8.542">
                <text:p>8.542</text:p>
              </table:table-cell>
              <table:table-cell office:value-type="float" office:value="12.672">
                <text:p>12.67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9.504">
                <text:p>9.504</text:p>
              </table:table-cell>
              <table:table-cell office:value-type="float" office:value="13.44">
                <text:p>13.44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8">
                <text:p>14.368</text:p>
              </table:table-cell>
              <table:table-cell office:value-type="float" office:value="9.696">
                <text:p>9.696</text:p>
              </table:table-cell>
              <table:table-cell office:value-type="float" office:value="13.44">
                <text:p>13.44</text:p>
              </table:table-cell>
              <table:table-cell office:value-type="float" office:value="9.408">
                <text:p>9.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22">
                <text:p>4.122</text:p>
              </table:table-cell>
              <table:table-cell office:value-type="float" office:value="3.432">
                <text:p>3.432</text:p>
              </table:table-cell>
              <table:table-cell office:value-type="float" office:value="12.316">
                <text:p>12.3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